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veService.saveSampleResult( SampleEvent evt ,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veService.getProperties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veService.extractVersion( String re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veService.writeXmlHeader( OutputStreamWriter 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aveService.loadTree( InputStream read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aveService.isSaveTestLogFormat2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veService.loadTestResults( InputStream reader , ResultCollectorHelper resultCollectorHel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aveService.CEtoString( ConversionException 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treamWrapper.realClass( String alia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veService.aliasToClass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veService.loa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StreamWrapper.wrapMapper( MapperWrapper n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aveService.isSaveTestPlanFormat2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veService.checkProperty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veService.checkVersion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aveService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veService.saveTestElement( TestElement elem ,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treamWrapper.serializedClass( Class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aveService.registerConverter( String key , XStream jmxsaver , boolean useMapp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aveService.isSaveTestPlanFormat2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veService.saveTree( HashTree tree ,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aveService.getFileEncodingChar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aveService.getOutputStreamWriter( OutputStream out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aveService.initProps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">
            <text:p text:style-name="Table_20_Contents">2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SaveService.loadElement(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veService.classToAlias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treamWrapper.XStreamWrapper( ReflectionProvider reflection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veService.getInputStreamReader( InputStream in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aveService.checkFile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veService.getFileEncoding( String df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aveService.saveElement( Object el ,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veService.makeAlias( String alias , String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